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false" fo:min-height="0.692cm" fo:min-width="0cm"/>
    </style:style>
    <style:style style:name="gr2" style:family="graphic" style:parent-style-name="standard">
      <style:graphic-properties svg:stroke-width="0.1cm" draw:marker-start-width="0.35cm" draw:marker-end-width="0.35cm" draw:fill="solid" draw:fill-color="#000000" draw:textarea-horizontal-align="justify" draw:textarea-vertical-align="middle" draw:auto-grow-height="false" fo:min-height="0.037cm" fo:min-width="0cm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35cm" draw:marker-end-width="0.35cm" draw:fill="solid" draw:fill-color="#000000" draw:textarea-horizontal-align="justify" draw:textarea-vertical-align="middle" draw:auto-grow-height="false" fo:min-height="0.036cm" fo:min-width="0cm" fo:padding-top="0.175cm" fo:padding-bottom="0.175cm" fo:padding-left="0.3cm" fo:padding-right="0.3cm"/>
    </style:style>
    <style:style style:name="gr4" style:family="graphic" style:parent-style-name="objectwithoutfill">
      <style:graphic-properties draw:stroke="solid" svg:stroke-width="0.1cm" draw:marker-start-width="0.15cm" draw:marker-end-width="0.15cm" draw:fill="none" draw:fill-color="#000000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marker-start-width="0.15cm" draw:marker-end-width="0.15cm" draw:fill="none" draw:fill-color="#ffffff" draw:textarea-horizontal-align="left" draw:auto-grow-height="true" draw:auto-grow-width="true" fo:min-height="0.561cm" fo:min-width="0.964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.561cm" fo:min-width="2.021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.56cm" fo:min-width="1.63cm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.561cm" fo:min-width="2.017cm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.56cm" fo:min-width="1.678cm" fo:padding-top="0.225cm" fo:padding-bottom="0.225cm" fo:padding-left="0.35cm" fo:padding-right="0.35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  <style:text-properties style:font-name="Liberation Sans1" fo:font-size="12pt" style:font-size-asian="12pt" style:font-size-complex="12pt"/>
    </style:style>
    <style:style style:name="P3" style:family="paragraph">
      <style:text-properties style:font-name="Liberation Sans1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Sans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.393cm" svg:height="0.942cm" svg:x="7.607cm" svg:y="6.585cm">
          <draw:text-box>
            <text:p><text:span text:style-name="T1">Joinville</text:span></text:p>
          </draw:text-box>
        </draw:frame>
        <draw:custom-shape draw:style-name="gr2" draw:text-style-name="P2" draw:layer="layout" svg:width="0.416cm" svg:height="0.547cm" svg:x="8.647cm" svg:y="5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7cm" svg:height="0.546cm" svg:x="8.959cm" svg:y="0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6cm" svg:height="0.546cm" svg:x="6.464cm" svg:y="3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6cm" svg:height="0.546cm" svg:x="3.135cm" svg:y="5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16cm" svg:height="0.547cm" svg:x="0.95cm" svg:y="7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16cm" svg:height="0.546cm" svg:x="1.367cm" svg:y="3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17cm" svg:height="0.547cm" svg:x="3.657cm" svg:y="2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1.665cm" svg:height="0.942cm" svg:x="7.607cm" svg:y="0.248cm">
          <draw:text-box>
            <text:p><text:span text:style-name="T2">SBS</text:span></text:p>
          </draw:text-box>
        </draw:frame>
        <draw:line draw:style-name="gr4" draw:text-style-name="P2" draw:layer="layout" svg:x1="8.855cm" svg:y1="6.326cm" svg:x2="9.167cm" svg:y2="0.644cm">
          <text:p/>
        </draw:line>
        <draw:line draw:style-name="gr4" draw:text-style-name="P2" draw:layer="layout" svg:x1="9.168cm" svg:y1="0.644cm" svg:x2="6.67cm" svg:y2="3.376cm">
          <text:p/>
        </draw:line>
        <draw:line draw:style-name="gr4" draw:text-style-name="P2" draw:layer="layout" svg:x1="8.856cm" svg:y1="6.434cm" svg:x2="1.155cm" svg:y2="7.417cm">
          <text:p/>
        </draw:line>
        <draw:line draw:style-name="gr4" draw:text-style-name="P2" draw:layer="layout" svg:x1="1.259cm" svg:y1="7.199cm" svg:x2="1.571cm" svg:y2="4.14cm">
          <text:p/>
        </draw:line>
        <draw:line draw:style-name="gr4" draw:text-style-name="P2" draw:layer="layout" svg:x1="1.571cm" svg:y1="4.03cm" svg:x2="3.964cm" svg:y2="2.282cm">
          <text:p/>
        </draw:line>
        <draw:line draw:style-name="gr4" draw:text-style-name="P2" draw:layer="layout" svg:x1="3.964cm" svg:y1="2.392cm" svg:x2="6.67cm" svg:y2="3.375cm">
          <text:p/>
        </draw:line>
        <draw:line draw:style-name="gr4" draw:text-style-name="P2" draw:layer="layout" svg:x1="1.259cm" svg:y1="7.308cm" svg:x2="6.566cm" svg:y2="3.484cm">
          <text:p/>
        </draw:line>
        <draw:line draw:style-name="gr4" draw:text-style-name="P2" draw:layer="layout" svg:x1="8.855cm" svg:y1="6.325cm" svg:x2="6.774cm" svg:y2="3.484cm">
          <text:p/>
        </draw:line>
        <draw:line draw:style-name="gr4" draw:text-style-name="P2" draw:layer="layout" svg:x1="3.444cm" svg:y1="5.888cm" svg:x2="8.855cm" svg:y2="6.325cm">
          <text:p/>
        </draw:line>
        <draw:line draw:style-name="gr4" draw:text-style-name="P2" draw:layer="layout" svg:x1="3.86cm" svg:y1="2.282cm" svg:x2="3.34cm" svg:y2="5.778cm">
          <text:p/>
        </draw:line>
        <draw:frame draw:style-name="gr5" draw:text-style-name="P1" draw:layer="layout" svg:width="1.664cm" svg:height="1.011cm" svg:x="1.259cm" svg:y="7.199cm">
          <draw:text-box>
            <text:p><text:span text:style-name="T1">Itajai</text:span></text:p>
          </draw:text-box>
        </draw:frame>
        <draw:frame draw:style-name="gr6" draw:text-style-name="P3" draw:layer="layout" svg:width="2.721cm" svg:height="1.011cm" svg:x="2.82cm" svg:y="1.299cm">
          <draw:text-box>
            <text:p><text:span text:style-name="T2">Blumenau</text:span></text:p>
          </draw:text-box>
        </draw:frame>
        <draw:frame draw:style-name="gr7" draw:text-style-name="P3" draw:layer="layout" svg:width="2.33cm" svg:height="1.01cm" svg:x="6.774cm" svg:y="2.829cm">
          <draw:text-box>
            <text:p><text:span text:style-name="T2">Jaragua</text:span></text:p>
          </draw:text-box>
        </draw:frame>
        <draw:frame draw:style-name="gr8" draw:text-style-name="P3" draw:layer="layout" svg:width="2.717cm" svg:height="1.011cm" svg:x="2.716cm" svg:y="5.888cm">
          <draw:text-box>
            <text:p><text:span text:style-name="T2">Luiz Alves</text:span></text:p>
          </draw:text-box>
        </draw:frame>
        <draw:frame draw:style-name="gr9" draw:text-style-name="P3" draw:layer="layout" svg:width="2.378cm" svg:height="1.01cm" svg:x="0.01cm" svg:y="2.829cm">
          <draw:text-box>
            <text:p><text:span text:style-name="T2">Brusqu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1cm" fo:margin-bottom="0.32cm" fo:margin-left="0.31cm" fo:margin-right="0.32cm" fo:page-width="10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9T23:24:08.372309386</meta:creation-date>
    <dc:date>2019-04-10T00:09:48.522077245</dc:date>
    <meta:editing-duration>PT36M49S</meta:editing-duration>
    <meta:editing-cycles>6</meta:editing-cycles>
    <meta:generator>LibreOffice/4.3.3.2$Linux_x86 LibreOffice_project/430m0$Build-2</meta:generator>
    <meta:document-statistic meta:object-count="24"/>
  </office:meta>
</office:document-meta>
</file>